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09cm" fo:margin-left="0cm" fo:margin-right="-0.011cm" table:align="margins" style:may-break-between-rows="true"/>
    </style:style>
    <style:style style:name="Таблица1.A" style:family="table-column">
      <style:table-column-properties style:column-width="4.935cm" style:rel-column-width="19015*"/>
    </style:style>
    <style:style style:name="Таблица1.B" style:family="table-column">
      <style:table-column-properties style:column-width="1.157cm" style:rel-column-width="4458*"/>
    </style:style>
    <style:style style:name="Таблица1.C" style:family="table-column">
      <style:table-column-properties style:column-width="2.789cm" style:rel-column-width="10744*"/>
    </style:style>
    <style:style style:name="Таблица1.D" style:family="table-column">
      <style:table-column-properties style:column-width="8.128cm" style:rel-column-width="31318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009cm" fo:margin-left="0cm" fo:margin-right="-0.011cm" table:align="margins"/>
    </style:style>
    <style:style style:name="Таблица2.A" style:family="table-column">
      <style:table-column-properties style:column-width="4.937cm" style:rel-column-width="19022*"/>
    </style:style>
    <style:style style:name="Таблица2.B" style:family="table-column">
      <style:table-column-properties style:column-width="1.157cm" style:rel-column-width="4458*"/>
    </style:style>
    <style:style style:name="Таблица2.C" style:family="table-column">
      <style:table-column-properties style:column-width="2.789cm" style:rel-column-width="10744*"/>
    </style:style>
    <style:style style:name="Таблица2.D" style:family="table-column">
      <style:table-column-properties style:column-width="8.126cm" style:rel-column-width="31311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fo:language="ru" fo:country="RU"/>
    </style:style>
    <style:style style:name="P7" style:family="paragraph" style:parent-style-name="Table_20_Contents">
      <style:text-properties fo:font-weight="normal" style:font-weight-asian="normal" style:font-weight-complex="normal"/>
    </style:style>
    <style:style style:name="P8" style:family="paragraph" style:parent-style-name="Table_20_Contents">
      <style:text-properties style:font-name="Arial1"/>
    </style:style>
    <style:style style:name="P9" style:family="paragraph" style:parent-style-name="Table_20_Contents">
      <style:text-properties style:font-name="Arial1" fo:language="en" fo:country="US"/>
    </style:style>
    <style:style style:name="P10" style:family="paragraph" style:parent-style-name="Table_20_Heading">
      <style:text-properties fo:language="ru" fo:country="RU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13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16" style:family="paragraph" style:parent-style-name="Standard">
      <style:text-properties fo:color="#000000" style:font-name="Arial1" fo:language="ru" fo:country="RU" fo:background-color="transparent"/>
    </style:style>
    <style:style style:name="P17" style:family="paragraph" style:parent-style-name="Standard">
      <style:text-properties fo:color="#000000" style:font-name="Arial1" fo:language="ru" fo:country="RU" fo:background-color="transparent"/>
    </style:style>
    <style:style style:name="P18" style:family="paragraph" style:parent-style-name="Table_20_Contents">
      <style:text-properties fo:language="en" fo:country="US"/>
    </style:style>
    <style:style style:name="P19" style:family="paragraph" style:parent-style-name="Table_20_Contents">
      <style:paragraph-properties fo:text-align="center" style:justify-single-word="false"/>
      <style:text-properties fo:language="en" fo:country="US"/>
    </style:style>
    <style:style style:name="P20" style:family="paragraph" style:parent-style-name="Table_20_Contents">
      <style:text-properties fo:language="ru" fo:country="RU"/>
    </style:style>
    <style:style style:name="P21" style:family="paragraph" style:parent-style-name="Table_20_Contents">
      <style:paragraph-properties fo:text-align="center" style:justify-single-word="false"/>
      <style:text-properties fo:language="ru" fo:country="RU"/>
    </style:style>
    <style:style style:name="P22" style:family="paragraph" style:parent-style-name="Table_20_Contents">
      <style:text-properties fo:font-weight="normal" style:font-weight-asian="normal" style:font-weight-complex="normal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text-properties style:font-name="Arial1" fo:language="en" fo:country="US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fo:color="#000000" style:font-name="Arial1" fo:font-weight="normal" fo:background-color="transparent" style:font-weight-asian="normal" style:font-weight-complex="normal"/>
    </style:style>
    <style:style style:name="T5" style:family="text">
      <style:text-properties fo:color="#000000" fo:background-color="transparent"/>
    </style:style>
    <style:style style:name="T6" style:family="text">
      <style:text-properties fo:color="#000000" fo:language="en" fo:country="US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Они держат <text:span text:style-name="T2">H=31kHz / V=</text:span>48.8<text:span text:style-name="T2">Hz</text:span></text:p>
      <text:p text:style-name="P13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 table:style-name="Таблица1.1">
            <table:table-cell table:style-name="Таблица1.A1" office:value-type="string">
              <text:p text:style-name="P10">Марка/модель</text:p>
            </table:table-cell>
            <table:table-cell table:style-name="Таблица1.A1" office:value-type="string">
              <text:p text:style-name="P11">Тип</text:p>
            </table:table-cell>
            <table:table-cell table:style-name="Таблица1.A1" office:value-type="string">
              <text:p text:style-name="P11">Заявлено в документации</text:p>
            </table:table-cell>
            <table:table-cell table:style-name="Таблица1.D1" office:value-type="string">
              <text:p text:style-name="Table_20_Heading">Примечания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P16">Картинка появляется, изображение удалось вывести практически в центр экрана, интерполяция картинки среднего качества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P16">Показывает без проблем.</text:p>
          </table:table-cell>
        </table:table-row>
        <table:table-row table:style-name="Таблица1.1">
          <table:table-cell table:style-name="Таблица1.A2" office:value-type="string">
            <text:p text:style-name="P9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D2" office:value-type="string">
            <text:p text:style-name="P16">Показывает без проблем.</text:p>
            <text:p text:style-name="P16">Автоподстройка схватывает синхру.</text:p>
          </table:table-cell>
        </table:table-row>
        <table:table-row table:style-name="Таблица1.1">
          <table:table-cell table:style-name="Таблица1.A2" office:value-type="string">
            <text:p text:style-name="P9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P16">Картинка (которая графика без бордюра) сильно растянута по вертикали до границ</text:p>
            <text:p text:style-name="P16">экрана, средства по её корректировке в мониторе отсутствуют.</text:p>
          </table:table-cell>
        </table:table-row>
        <table:table-row table:style-name="Таблица1.1">
          <table:table-cell table:style-name="Таблица1.A2" office:value-type="string">
            <text:p text:style-name="P9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P16">Картинка отличная, изображение выводится в центр экрана, финальная часть демы RAGE идет хорошо.</text:p>
          </table:table-cell>
        </table:table-row>
        <table:table-row table:style-name="Таблица1.1">
          <table:table-cell table:style-name="Таблица1.A2" office:value-type="string">
            <text:p text:style-name="P8"><text:span text:style-name="T5">Daewoo</text:span><text:span text:style-name="T5"> </text:span><text:span text:style-name="T5">511b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D2" office:value-type="string">
            <text:p text:style-name="P16">Показывает. Изображение почти по центру. Инфо монитора диагностирует: 31KHz 49Hz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D2" office:value-type="string">
            <text:p text:style-name="P5">Показывает без проблем. </text:p>
            <text:p text:style-name="P5">Может в некоторых моделях не держать кадровую синхронизацию (у меня ручка регулировки вывернута в крайнее положение).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D2" office:value-type="string">
            <text:p text:style-name="Table_20_Contents">Показывает без проблем.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D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D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D2" office:value-type="string">
            <text:p text:style-name="P5">Показывает без проблем.</text:p>
            <text:p text:style-name="P5">В инфо 31.2кгц/49гц.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P5">Картинка отличная, изображение выводится в центр экрана, финальная часть</text:p>
            <text:p text:style-name="P5">демы RAGE идет хорошо.</text:p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P5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D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D2" office:value-type="string">
            <text:p text:style-name="P5">Показывает, отлично на новой прошивке.</text:p>
            <text:p text:style-name="P5">Телевизор-монитор</text:p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P5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5">критичного просмотра дем<text:span text:style-name="T2">.</text:span>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P5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D2" office:value-type="string">
            <text:p text:style-name="P5">Показывает, меню работает.</text:p>
            <text:p text:style-name="P5">Инфо монитора диагностирует: 31.3<text:span text:style-name="T2">KHz 48Hz</text:span>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D2" office:value-type="string">
            <text:p text:style-name="P5">Картинка хорошая, изображение выводится в центр экрана.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><text:span text:style-name="T2">H: </text:span>30..81 K<text:span text:style-name="T2">Hz</text:span></text:p>
            <text:p text:style-name="P3">V: 56..60 Hz</text:p>
          </table:table-cell>
          <table:table-cell table:style-name="Таблица1.D2" office:value-type="string">
            <text:p text:style-name="P5">Отпишусь када еще раз проверю на прошивке по новее. Было с рябью на изображении, хотя изображение без претензий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D2" office:value-type="string">
            <text:p text:style-name="P5">Изображение - отличное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P5">Картинка хорошая, изображение выводится в центр экрана, финальная часть демы RAGE идет хорошо.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D2" office:value-type="string">
            <text:p text:style-name="P5">Изображение - отличное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P5">Работает. Заметно мерцание экрана.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P5">Картинка отличная, изображение выводится в центр экрана, финальная часть демы RAGE идет хорошо<text:span text:style-name="T2">.</text:span>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6"/>
          </table:table-cell>
          <table:table-cell table:style-name="Таблица1.D2" office:value-type="string">
            <text:p text:style-name="P5">Изображение — хорошее. (Или с муаром при автонастройке, или сдвинутое и слегка сжатое по горизонтали при ручной настройке фазы пикселей<text:span text:style-name="T2">.</text:span>)</text:p>
            <text:p text:style-name="P5">Это бюджетный монитор-телевизор, но имеются входы Композит/<text:span text:style-name="T2">S-Video/SCART-RBG.</text:span></text:p>
            <text:p text:style-name="P5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D2" office:value-type="string">
            <text:p text:style-name="P5">Картинка ровно по центру экрана, бордюр есть со всех сторон, пропорции прямоугольника ближе к широкоформатному.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D2" office:value-type="string">
            <text:p text:style-name="P5">Картинка и геометрия отличные, изображение выводится в центр экрана.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D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D2" office:value-type="string">
            <text:p text:style-name="Table_20_Contents">Показывает без проблем.</text:p>
          </table:table-cell>
        </table:table-row>
      </table:table>
      <text:p text:style-name="P12"/>
      <text:p text:style-name="P12"/>
      <text:p text:style-name="P15">Они <text:span text:style-name="T1">не </text:span>держат <text:span text:style-name="T2">H=31kHz / V=</text:span>48.8<text:span text:style-name="T2">Hz</text:span></text:p>
      <text:p text:style-name="P14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10">Марка/модель</text:p>
            </table:table-cell>
            <table:table-cell table:style-name="Таблица2.A1" office:value-type="string">
              <text:p text:style-name="P11">Тип</text:p>
            </table:table-cell>
            <table:table-cell table:style-name="Таблица2.A1" office:value-type="string">
              <text:p text:style-name="P11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</table:table-cell>
          </table:table-row>
        </table:table-header-rows>
        <table:table-row>
          <table:table-cell table:style-name="Таблица2.A2" office:value-type="string">
            <text:p text:style-name="P8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.</text:p>
            <text:p text:style-name="P5">Монитор выводит «Вход не поддерживается».</text:p>
          </table:table-cell>
        </table:table-row>
        <table:table-row>
          <table:table-cell table:style-name="Таблица2.A2" office:value-type="string">
            <text:p text:style-name="P8"><text:span text:style-name="T5">A</text:span><text:span text:style-name="T6">sus</text:span><text:span text:style-name="T5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Вне диапазона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 Пишет:</text:p>
            <text:p text:style-name="P5">НЕОПТ РЕЖИМ 1680*1050 60 hz</text:p>
          </table:table-cell>
        </table:table-row>
        <table:table-row>
          <table:table-cell table:style-name="Таблица2.A2" office:value-type="string">
            <text:p text:style-name="P7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D2" office:value-type="string">
            <text:p text:style-name="P5">Не показывает.</text:p>
            <text:p text:style-name="Table_20_Contents"><text:span text:style-name="T1">Монитор выводит</text:span><text:span text:style-name="T3"> «</text:span><text:span text:style-name="T4">not support format»</text:span></text:p>
          </table:table-cell>
        </table:table-row>
        <table:table-row>
          <table:table-cell table:style-name="Таблица2.A2" office:value-type="string">
            <text:p text:style-name="P7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сообщение монитора об не 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</table:table-row>
        <table:table-row>
          <table:table-cell table:style-name="Таблица2.A2" office:value-type="string">
            <text:p text:style-name="P7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<text:span text:style-name="MT1">версия от </text:span><text:span text:style-name="MT1"><text:date style:data-style-name="N36" text:date-value="2010-02-12T21:53:13.77">12.02.2010</text:date></text:span>)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27T23:02:35.32</meta:creation-date>
    <meta:editing-duration>PT00H00M00S</meta:editing-duration>
    <meta:editing-cycles>1</meta:editing-cycles>
    <meta:generator>OpenOffice.org/3.1$Win32 OpenOffice.org_project/310m19$Build-9420</meta:generator>
    <meta:document-statistic meta:table-count="2" meta:image-count="0" meta:object-count="0" meta:page-count="3" meta:paragraph-count="186" meta:word-count="774" meta:character-count="5404"/>
    <meta:user-defined meta:name="Поле 1"/>
    <meta:user-defined meta:name="Поле 2"/>
    <meta:user-defined meta:name="Поле 3"/>
    <meta:user-defined meta:name="Поле 4"/>
  </office:meta>
</office:document-meta>
</file>